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7.978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5.445cm"/>
    </style:style>
    <style:style style:name="co11" style:family="table-column">
      <style:table-column-properties fo:break-before="auto" style:column-width="2.914cm"/>
    </style:style>
    <style:style style:name="co12" style:family="table-column">
      <style:table-column-properties fo:break-before="auto" style:column-width="1.062cm"/>
    </style:style>
    <style:style style:name="co13" style:family="table-column">
      <style:table-column-properties fo:break-before="auto" style:column-width="2.26cm"/>
    </style:style>
    <style:style style:name="co14" style:family="table-column">
      <style:table-column-properties fo:break-before="auto" style:column-width="3.321cm"/>
    </style:style>
    <style:style style:name="co15" style:family="table-column">
      <style:table-column-properties fo:break-before="auto" style:column-width="5.33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в Atmega</text:p>
          </table:table-cell>
          <table:table-cell office:value-type="string">
            <text:p>PC3</text:p>
          </table:table-cell>
          <table:table-cell/>
          <table:table-cell office:value-type="string">
            <text:p>PD2 (INT0)</text:p>
          </table:table-cell>
          <table:table-cell office:value-type="string">
            <text:p>PD3 (INT1)</text:p>
          </table:table-cell>
        </table:table-row>
        <table:table-row table:style-name="ro1">
          <table:table-cell office:value-type="string">
            <text:p>в RFM</text:p>
          </table:table-cell>
          <table:table-cell office:value-type="string">
            <text:p>GPIO0</text:p>
          </table:table-cell>
          <table:table-cell office:value-type="string">
            <text:p>GPIO1</text:p>
          </table:table-cell>
          <table:table-cell office:value-type="string">
            <text:p>GPIO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регистр RFM</text:p>
          </table:table-cell>
          <table:table-cell office:value-type="string">
            <text:p>0x0b</text:p>
          </table:table-cell>
          <table:table-cell office:value-type="string">
            <text:p>0x0c</text:p>
          </table:table-cell>
          <table:table-cell office:value-type="string">
            <text:p>0x0d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настройки регистра</text:p>
          </table:table-cell>
          <table:table-cell office:value-type="string">
            <text:p>0x53</text:p>
          </table:table-cell>
          <table:table-cell office:value-type="string">
            <text:p>0x5c</text:p>
          </table:table-cell>
          <table:table-cell office:value-type="string">
            <text:p>0x56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предназначение</text:p>
          </table:table-cell>
          <table:table-cell office:value-type="string">
            <text:p>сигнализирует о опустошении</text:p>
          </table:table-cell>
          <table:table-cell office:value-type="string">
            <text:p>Проверяет чистоту эфира</text:p>
          </table:table-cell>
          <table:table-cell office:value-type="string">
            <text:p>сигнализирует о заполнении FIFO RFM</text:p>
          </table:table-cell>
          <table:table-cell office:value-type="string">
            <text:p>кнопка RESET</text:p>
          </table:table-cell>
        </table:table-row>
        <table:table-row table:style-name="ro1">
          <table:table-cell/>
          <table:table-cell office:value-type="string">
            <text:p>FIFO передачи RFM</text:p>
          </table:table-cell>
          <table:table-cell/>
          <table:table-cell office:value-type="string">
            <text:p>прерывание работает по восходящему фронту</text:p>
          </table:table-cell>
          <table:table-cell/>
        </table:table-row>
      </table:table>
      <table:table table:name="Лист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number-columns-repeated="6"/>
        </table:table-row>
        <table:table-row table:style-name="ro2">
          <table:table-cell/>
          <table:table-cell office:value-type="string">
            <text:p>название фрейма</text:p>
          </table:table-cell>
          <table:table-cell office:value-type="string">
            <text:p>адрес RFM прием</text:p>
          </table:table-cell>
          <table:table-cell office:value-type="string">
            <text:p>адрес RFM передача</text:p>
          </table:table-cell>
          <table:table-cell office:value-type="string">
            <text:p>предназначение</text:p>
          </table:table-cell>
          <table:table-cell/>
        </table:table-row>
        <table:table-row table:style-name="ro2">
          <table:table-cell/>
          <table:table-cell office:value-type="string">
            <text:p>256 байт</text:p>
          </table:table-cell>
          <table:table-cell office:value-type="string">
            <text:p>0x47</text:p>
          </table:table-cell>
          <table:table-cell office:value-type="string">
            <text:p>0x3a</text:p>
          </table:table-cell>
          <table:table-cell office:value-type="string">
            <text:p>256 байт пакета в заголовке — это пизец!!!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№ команды</text:p>
          </table:table-cell>
          <table:table-cell office:value-type="string">
            <text:p>0x48</text:p>
          </table:table-cell>
          <table:table-cell office:value-type="string">
            <text:p>0x3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0x49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адрес пакета</text:p>
          </table:table-cell>
          <table:table-cell office:value-type="string">
            <text:p>0x4a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0x42</text:p>
          </table:table-cell>
          <table:table-cell/>
          <table:table-cell office:value-type="string">
            <text:p>проверяемый адрес устройства = адресу устройства</text:p>
          </table:table-cell>
          <table:table-cell/>
        </table:table-row>
      </table:table>
      <table:table table:name="прерывания RFM" table:style-name="ta1"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table:number-columns-repeated="5"/>
        </table:table-row>
        <table:table-row table:style-name="ro1">
          <table:table-cell office:value-type="string">
            <text:p>бит</text:p>
          </table:table-cell>
          <table:table-cell office:value-type="string">
            <text:p>название</text:p>
          </table:table-cell>
          <table:table-cell office:value-type="string">
            <text:p>регистр</text:p>
          </table:table-cell>
          <table:table-cell office:value-type="string">
            <text:p>регистр включения</text:p>
          </table:table-cell>
          <table:table-cell office:value-type="string">
            <text:p>описание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0x03</text:p>
          </table:table-cell>
          <table:table-cell office:value-type="string">
            <text:p>0x0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itxffafull </text:p>
          </table:table-cell>
          <table:table-cell office:value-type="string">
            <text:p>0x03</text:p>
          </table:table-cell>
          <table:table-cell office:value-type="string">
            <text:p>0x05</text:p>
          </table:table-cell>
          <table:table-cell office:value-type="string">
            <text:p>FIFO передатчика почти полон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txffaem </text:p>
          </table:table-cell>
          <table:table-cell office:value-type="string">
            <text:p>0x03</text:p>
          </table:table-cell>
          <table:table-cell office:value-type="string">
            <text:p>0x05</text:p>
          </table:table-cell>
          <table:table-cell office:value-type="string">
            <text:p>FIFO передатчика почти пус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rxffafull </text:p>
          </table:table-cell>
          <table:table-cell office:value-type="string">
            <text:p>0x03</text:p>
          </table:table-cell>
          <table:table-cell office:value-type="string">
            <text:p>0x05</text:p>
          </table:table-cell>
          <table:table-cell office:value-type="string">
            <text:p>FIFO приемника почти полон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0x03</text:p>
          </table:table-cell>
          <table:table-cell office:value-type="string">
            <text:p>0x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pksent </text:p>
          </table:table-cell>
          <table:table-cell office:value-type="string">
            <text:p>0x03</text:p>
          </table:table-cell>
          <table:table-cell office:value-type="string">
            <text:p>0x05</text:p>
          </table:table-cell>
          <table:table-cell office:value-type="string">
            <text:p>пакет передан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pkvalid </text:p>
          </table:table-cell>
          <table:table-cell office:value-type="string">
            <text:p>0x03</text:p>
          </table:table-cell>
          <table:table-cell office:value-type="string">
            <text:p>0x05</text:p>
          </table:table-cell>
          <table:table-cell office:value-type="string">
            <text:p>пакет принят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crcerror </text:p>
          </table:table-cell>
          <table:table-cell office:value-type="string">
            <text:p>0x03</text:p>
          </table:table-cell>
          <table:table-cell office:value-type="string">
            <text:p>0x05</text:p>
          </table:table-cell>
          <table:table-cell office:value-type="string">
            <text:p>ошибка CRC</text:p>
          </table:table-cell>
        </table:table-row>
        <table:table-row table:style-name="ro3"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0x04</text:p>
          </table:table-cell>
          <table:table-cell office:value-type="string">
            <text:p>0x0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0x04</text:p>
          </table:table-cell>
          <table:table-cell office:value-type="string">
            <text:p>0x0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0x04</text:p>
          </table:table-cell>
          <table:table-cell office:value-type="string">
            <text:p>0x0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0x04</text:p>
          </table:table-cell>
          <table:table-cell office:value-type="string">
            <text:p>0x0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0x04</text:p>
          </table:table-cell>
          <table:table-cell office:value-type="string">
            <text:p>0x0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0x04</text:p>
          </table:table-cell>
          <table:table-cell office:value-type="string">
            <text:p>0x0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0x04</text:p>
          </table:table-cell>
          <table:table-cell office:value-type="string">
            <text:p>0x0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string">
            <text:p>0x04</text:p>
          </table:table-cell>
          <table:table-cell office:value-type="string">
            <text:p>0x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.00.0000</text:date>, <text:time style:data-style-name="N2" text:time-value="0000-00-00T15:59:19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ltech </meta:initial-creator>
    <meta:creation-date>2013-10-18T17:28:43</meta:creation-date>
    <dc:date>2013-10-25T20:02:24</dc:date>
    <dc:creator>Dltech </dc:creator>
    <meta:editing-duration>PT40M32S</meta:editing-duration>
    <meta:editing-cycles>6</meta:editing-cycles>
    <meta:generator>LibreOffice/3.6$Linux_X86_64 LibreOffice_project/360m1$Build-2</meta:generator>
    <meta:document-statistic meta:table-count="3" meta:cell-count="111" meta:object-count="0"/>
  </office:meta>
</office:document-meta>
</file>